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ff" draw:textarea-horizontal-align="left" draw:textarea-vertical-align="top" draw:shadow="hidden"/>
    </style:style>
    <style:style style:name="gr3" style:family="graphic" style:parent-style-name="standard">
      <style:graphic-properties draw:fill="none" draw:fill-color="#cccccc" draw:textarea-horizontal-align="left" draw:textarea-vertical-align="top" draw:shadow="hidden"/>
    </style:style>
    <style:style style:name="gr4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5" style:family="graphic" style:parent-style-name="standard">
      <style:graphic-properties draw:fill="none" draw:textarea-horizontal-align="left" draw:textarea-vertical-align="top" draw:shadow="hidden"/>
    </style:style>
    <style:style style:name="gr6" style:family="graphic" style:parent-style-name="standard">
      <style:graphic-properties draw:stroke="dash" draw:stroke-dash="Ultrafine_20_Dashe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 draw:shadow="hidden"/>
    </style:style>
    <style:style style:name="gr7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9" style:family="graphic" style:parent-style-name="standard">
      <style:graphic-properties draw:stroke="solid" draw:stroke-dash="Fine_20_Dotted" svg:stroke-color="#999999"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stroke="solid" draw:stroke-dash="Fine_20_Dotted" svg:stroke-color="#999999" draw:marker-start="Arrow" draw:marker-end="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solid" draw:stroke-dash="Fine_20_Dotted" svg:stroke-color="#999999" draw:marker-start="" draw:marker-end="Arrow" draw:marker-end-width="0.3cm" draw:textarea-horizontal-align="center" draw:textarea-vertical-align="middle" draw:shadow="hidden"/>
    </style:style>
    <style:style style:name="gr12" style:family="graphic" style:parent-style-name="standard">
      <style:graphic-properties draw:stroke="dash" draw:stroke-dash="Fine_20_Dotted" draw:marker-start="" draw:marker-end="Arrow" draw:marker-end-width="0.3cm" draw:textarea-horizontal-align="center" draw:textarea-vertical-align="middle" draw:shadow="hidden"/>
    </style:style>
    <style:style style:name="gr13" style:family="graphic" style:parent-style-name="standard">
      <style:graphic-properties draw:stroke="solid" draw:stroke-dash="Fine_20_Dotted" draw:marker-start="" draw:marker-end="Arrow" draw:marker-end-width="0.3cm" draw:textarea-horizontal-align="center" draw:textarea-vertical-align="middle" draw:shadow="hidden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controls" svg:x1="7.35cm" svg:y1="15.605cm" svg:x2="18.145cm" svg:y2="22.59cm">
          <text:p/>
        </draw:line>
        <draw:rect draw:style-name="gr2" draw:text-style-name="P2" draw:layer="layout" svg:width="38.735cm" svg:height="4.445cm" svg:x="1.635cm" svg:y="5.445cm">
          <text:p text:style-name="P2">Conseil d'Administration</text:p>
        </draw:rect>
        <draw:rect draw:style-name="gr3" draw:text-style-name="P3" draw:layer="layout" svg:width="8.255cm" svg:height="1.905cm" svg:x="20.685cm" svg:y="6.715cm">
          <text:p text:style-name="P2"><text:span text:style-name="T1">Universités</text:span></text:p>
        </draw:rect>
        <draw:rect draw:style-name="gr4" draw:text-style-name="P3" draw:layer="layout" svg:width="5.715cm" svg:height="0.635cm" svg:x="33.385cm" svg:y="7.985cm">
          <text:p text:style-name="P2"><text:span text:style-name="T1">Associations conventionnées</text:span></text:p>
        </draw:rect>
        <draw:rect draw:style-name="gr4" draw:text-style-name="P3" draw:layer="layout" svg:width="5.715cm" svg:height="0.635cm" svg:x="33.385cm" svg:y="6.715cm">
          <text:p text:style-name="P2"><text:span text:style-name="T1">Associations de l'AG</text:span></text:p>
        </draw:rect>
        <draw:rect draw:style-name="gr2" draw:text-style-name="P2" draw:layer="controls" svg:width="17.78cm" svg:height="2.54cm" svg:x="22.59cm" svg:y="10.525cm">
          <text:p text:style-name="P2">Direction</text:p>
        </draw:rect>
        <draw:rect draw:style-name="gr4" draw:text-style-name="P3" draw:layer="controls" svg:width="5.08cm" svg:height="0.635cm" svg:x="23.225cm" svg:y="11.795cm">
          <text:p text:style-name="P2"><text:span text:style-name="T1">Directeur</text:span></text:p>
        </draw:rect>
        <draw:rect draw:style-name="gr4" draw:text-style-name="P3" draw:layer="controls" svg:width="5.08cm" svg:height="0.635cm" svg:x="28.94cm" svg:y="11.795cm">
          <text:p text:style-name="P2"><text:span text:style-name="T1">Directeur adjoint / DRH</text:span></text:p>
        </draw:rect>
        <draw:rect draw:style-name="gr4" draw:text-style-name="P3" draw:layer="controls" svg:width="5.08cm" svg:height="0.635cm" svg:x="34.655cm" svg:y="11.795cm">
          <text:p text:style-name="P2"><text:span text:style-name="T1">Comptable</text:span></text:p>
        </draw:rect>
        <draw:rect draw:style-name="gr2" draw:text-style-name="P2" draw:layer="controls" svg:width="13.97cm" svg:height="2.54cm" svg:x="2.27cm" svg:y="6.715cm">
          <text:p text:style-name="P2">Bureau</text:p>
        </draw:rect>
        <draw:rect draw:style-name="gr4" draw:text-style-name="P4" draw:layer="controls" svg:width="3.81cm" svg:height="0.635cm" svg:x="2.905cm" svg:y="7.985cm">
          <text:p text:style-name="P2"><text:span text:style-name="T2">Président</text:span></text:p>
        </draw:rect>
        <draw:rect draw:style-name="gr4" draw:text-style-name="P4" draw:layer="controls" svg:width="3.81cm" svg:height="0.635cm" svg:x="7.35cm" svg:y="7.985cm">
          <text:p text:style-name="P2"><text:span text:style-name="T2">Secrétaire</text:span></text:p>
        </draw:rect>
        <draw:rect draw:style-name="gr4" draw:text-style-name="P4" draw:layer="controls" svg:width="3.81cm" svg:height="0.635cm" svg:x="11.795cm" svg:y="7.985cm">
          <text:p text:style-name="P2"><text:span text:style-name="T2">Trésorier</text:span></text:p>
        </draw:rect>
        <draw:rect draw:style-name="gr5" draw:text-style-name="P2" draw:layer="controls" svg:width="22.86cm" svg:height="2.54cm" svg:x="17.51cm" svg:y="21.32cm">
          <text:p text:style-name="P2">Services</text:p>
        </draw:rect>
        <draw:rect draw:style-name="gr4" draw:text-style-name="P3" draw:layer="controls" svg:width="3.81cm" svg:height="0.635cm" svg:x="18.145cm" svg:y="22.59cm">
          <text:p text:style-name="P2"><text:span text:style-name="T1">Pépinière</text:span></text:p>
        </draw:rect>
        <draw:rect draw:style-name="gr4" draw:text-style-name="P3" draw:layer="controls" svg:width="3.81cm" svg:height="0.635cm" svg:x="27.035cm" svg:y="22.59cm">
          <text:p text:style-name="P2"><text:span text:style-name="T1">ENE</text:span></text:p>
        </draw:rect>
        <draw:rect draw:style-name="gr4" draw:text-style-name="P3" draw:layer="controls" svg:width="3.81cm" svg:height="0.635cm" svg:x="31.48cm" svg:y="22.59cm">
          <text:p text:style-name="P2"><text:span text:style-name="T1">API</text:span></text:p>
        </draw:rect>
        <draw:rect draw:style-name="gr4" draw:text-style-name="P3" draw:layer="controls" svg:width="3.81cm" svg:height="0.635cm" svg:x="35.925cm" svg:y="22.59cm">
          <text:p text:style-name="P2"><text:span text:style-name="T1">Guichet préfecture</text:span></text:p>
        </draw:rect>
        <draw:rect draw:style-name="gr2" draw:text-style-name="P2" draw:layer="controls" svg:width="39.37cm" svg:height="2.54cm" svg:x="1cm" svg:y="1cm">
          <text:p text:style-name="P2">Assemblée Générale</text:p>
        </draw:rect>
        <draw:line draw:style-name="gr1" draw:text-style-name="P1" draw:layer="controls" svg:x1="15.605cm" svg:y1="3.54cm" svg:x2="15.605cm" svg:y2="6.715cm">
          <text:p/>
        </draw:line>
        <draw:line draw:style-name="gr1" draw:text-style-name="P1" draw:layer="controls" svg:x1="31.48cm" svg:y1="3.54cm" svg:x2="31.48cm" svg:y2="5.445cm">
          <text:p/>
        </draw:line>
        <draw:line draw:style-name="gr6" draw:text-style-name="P2" draw:layer="controls" svg:x1="15.605cm" svg:y1="9.255cm" svg:x2="22.59cm" svg:y2="11.16cm">
          <text:p text:style-name="P2">AM</text:p>
        </draw:line>
        <draw:line draw:style-name="gr1" draw:text-style-name="P1" draw:layer="controls" svg:x1="38.465cm" svg:y1="13.065cm" svg:x2="38.465cm" svg:y2="21.32cm">
          <text:p/>
        </draw:line>
        <draw:line draw:style-name="gr1" draw:text-style-name="P1" draw:layer="controls" svg:x1="13.065cm" svg:y1="9.255cm" svg:x2="17.51cm" svg:y2="21.32cm">
          <text:p/>
        </draw:line>
        <draw:line draw:style-name="gr1" draw:text-style-name="P1" draw:layer="controls" svg:x1="11.795cm" svg:y1="9.255cm" svg:x2="11.795cm" svg:y2="16.875cm">
          <text:p/>
        </draw:line>
        <draw:rect draw:style-name="gr5" draw:text-style-name="P2" draw:layer="controls" svg:width="36.83cm" svg:height="2.54cm" svg:x="1cm" svg:y="16.875cm">
          <text:p text:style-name="P2">Commissions</text:p>
        </draw:rect>
        <draw:rect draw:style-name="gr4" draw:text-style-name="P3" draw:layer="controls" svg:width="3.81cm" svg:height="0.635cm" svg:x="6.08cm" svg:y="18.145cm">
          <text:p text:style-name="P2"><text:span text:style-name="T1">Pépinière</text:span></text:p>
        </draw:rect>
        <draw:rect draw:style-name="gr4" draw:text-style-name="P3" draw:layer="controls" svg:width="3.81cm" svg:height="0.635cm" svg:x="28.94cm" svg:y="18.145cm">
          <text:p text:style-name="P2"><text:span text:style-name="T1">Concert</text:span></text:p>
        </draw:rect>
        <draw:rect draw:style-name="gr4" draw:text-style-name="P3" draw:layer="controls" svg:width="3.81cm" svg:height="0.635cm" svg:x="10.525cm" svg:y="18.145cm">
          <text:p text:style-name="P2"><text:span text:style-name="T1">Multimédia</text:span></text:p>
        </draw:rect>
        <draw:rect draw:style-name="gr4" draw:text-style-name="P3" draw:layer="controls" svg:width="3.81cm" svg:height="0.635cm" svg:x="23.86cm" svg:y="18.145cm">
          <text:p text:style-name="P2"><text:span text:style-name="T1">Vie du bâtiment</text:span></text:p>
        </draw:rect>
        <draw:rect draw:style-name="gr4" draw:text-style-name="P3" draw:layer="controls" svg:width="3.81cm" svg:height="0.635cm" svg:x="14.97cm" svg:y="18.145cm">
          <text:p text:style-name="P2"><text:span text:style-name="T1">API</text:span></text:p>
        </draw:rect>
        <draw:line draw:style-name="gr1" draw:text-style-name="P1" draw:layer="controls" svg:x1="18.78cm" svg:y1="18.78cm" svg:x2="31.48cm" svg:y2="22.59cm">
          <text:p/>
        </draw:line>
        <draw:line draw:style-name="gr1" draw:text-style-name="P1" draw:layer="controls" svg:x1="9.89cm" svg:y1="18.78cm" svg:x2="18.145cm" svg:y2="23.225cm">
          <text:p/>
        </draw:line>
        <draw:line draw:style-name="gr1" draw:text-style-name="P1" draw:layer="controls" svg:x1="20.05cm" svg:y1="8.62cm" svg:x2="16.24cm" svg:y2="8.62cm">
          <text:p/>
        </draw:line>
        <draw:rect draw:style-name="gr7" draw:text-style-name="P5" draw:layer="controls" svg:width="17.787cm" svg:height="3.563cm" svg:x="23.225cm" svg:y="25.13cm">
          <text:p text:style-name="P2"><text:span text:style-name="T3">Organigramme de l'association Éponyme</text:span></text:p>
        </draw:rect>
        <draw:rect draw:style-name="gr4" draw:text-style-name="P3" draw:layer="controls" svg:width="3.81cm" svg:height="0.635cm" svg:x="19.415cm" svg:y="18.145cm">
          <text:p text:style-name="P2"><text:span text:style-name="T1">A-M artistiques</text:span></text:p>
        </draw:rect>
        <draw:rect draw:style-name="gr4" draw:text-style-name="P3" draw:layer="controls" svg:width="3.81cm" svg:height="0.634cm" svg:x="22.59cm" svg:y="22.591cm">
          <text:p text:style-name="P2"><text:span text:style-name="T1">Café</text:span></text:p>
        </draw:rect>
        <draw:line draw:style-name="gr6" draw:text-style-name="P2" draw:layer="controls" svg:x1="14.97cm" svg:y1="25.765cm" svg:x2="21.955cm" svg:y2="25.765cm">
          <text:p text:style-name="P2">Ajustement mutuel</text:p>
        </draw:line>
        <draw:line draw:style-name="gr8" draw:text-style-name="P1" draw:layer="controls" svg:x1="14.97cm" svg:y1="27.035cm" svg:x2="21.955cm" svg:y2="27.035cm">
          <text:p text:style-name="P2">Supervision</text:p>
        </draw:line>
        <draw:line draw:style-name="gr6" draw:text-style-name="P2" draw:layer="controls" svg:x1="14.335cm" svg:y1="18.78cm" svg:x2="27.035cm" svg:y2="22.59cm">
          <text:p text:style-name="P2">AM</text:p>
        </draw:line>
        <draw:line draw:style-name="gr6" draw:text-style-name="P2" draw:layer="controls" svg:x1="21.32cm" svg:y1="22.59cm" svg:x2="24.495cm" svg:y2="19.415cm">
          <text:p text:style-name="P2">AM</text:p>
        </draw:line>
        <draw:line draw:style-name="gr9" draw:text-style-name="P2" draw:layer="controls" svg:x1="14.97cm" svg:y1="28.305cm" svg:x2="21.955cm" svg:y2="28.305cm">
          <text:p text:style-name="P2">Désignation</text:p>
        </draw:line>
        <draw:line draw:style-name="gr10" draw:text-style-name="P4" draw:layer="controls" svg:x1="16.24cm" svg:y1="7.35cm" svg:x2="20.05cm" svg:y2="7.35cm">
          <text:p text:style-name="P4"><text:span text:style-name="T2">Désignation</text:span></text:p>
        </draw:line>
        <draw:line draw:style-name="gr11" draw:text-style-name="P4" draw:layer="controls" svg:x1="38.465cm" svg:y1="3.54cm" svg:x2="38.465cm" svg:y2="6.715cm">
          <text:p text:style-name="P2"><text:span text:style-name="T2">Désignation</text:span></text:p>
        </draw:line>
        <draw:line draw:style-name="gr11" draw:text-style-name="P4" draw:layer="controls" svg:x1="13.7cm" svg:y1="9.255cm" svg:x2="22.59cm" svg:y2="11.795cm">
          <text:p text:style-name="P2"><text:span text:style-name="T2">Désignation</text:span></text:p>
        </draw:line>
        <draw:line draw:style-name="gr12" draw:text-style-name="P4" draw:layer="controls" svg:x1="13.7cm" svg:y1="9.255cm" svg:x2="18.145cm" svg:y2="21.32cm">
          <text:p text:style-name="P2"><text:span text:style-name="T2">Désignation</text:span></text:p>
        </draw:line>
        <draw:line draw:style-name="gr13" draw:text-style-name="P4" draw:layer="controls" svg:x1="12.43cm" svg:y1="9.255cm" svg:x2="12.43cm" svg:y2="16.875cm">
          <text:p text:style-name="P2"><text:span text:style-name="T2">Désignation</text:span></text:p>
        </draw:line>
        <draw:line draw:style-name="gr14" draw:text-style-name="P1" draw:layer="controls" svg:x1="1cm" svg:y1="19.415cm" svg:x2="1cm" svg:y2="20.685cm">
          <text:p/>
        </draw:line>
        <draw:line draw:style-name="gr14" draw:text-style-name="P1" draw:layer="controls" svg:x1="6.08cm" svg:y1="19.415cm" svg:x2="7.985cm" svg:y2="20.685cm">
          <text:p/>
        </draw:line>
        <draw:rect draw:style-name="gr15" draw:text-style-name="P1" draw:layer="controls" svg:width="6.985cm" svg:height="5.715cm" svg:x="1cm" svg:y="20.685cm">
          <text:p/>
        </draw:rect>
        <draw:rect draw:style-name="gr4" draw:text-style-name="P3" draw:layer="controls" svg:width="5.715cm" svg:height="0.635cm" svg:x="1.635cm" svg:y="21.32cm">
          <text:p text:style-name="P2"><text:span text:style-name="T1">Responsable</text:span></text:p>
        </draw:rect>
        <draw:rect draw:style-name="gr4" draw:text-style-name="P3" draw:layer="controls" svg:width="5.715cm" svg:height="1.905cm" svg:x="1.635cm" svg:y="23.86cm">
          <text:p text:style-name="P2"><text:span text:style-name="T1">Bénévoles</text:span></text:p>
        </draw:rect>
        <draw:frame draw:style-name="gr16" draw:text-style-name="P7" draw:layer="controls" svg:width="4.511cm" svg:height="1.199cm" svg:x="1cm" svg:y="19.486cm">
          <draw:text-box>
            <text:p text:style-name="P6"><text:span text:style-name="T2">pour chaque</text:span></text:p>
            <text:p text:style-name="P6"><text:span text:style-name="T2">commission ouverte :</text:span></text:p>
          </draw:text-box>
        </draw:frame>
        <draw:line draw:style-name="gr1" draw:text-style-name="P1" draw:layer="controls" svg:x1="2.27cm" svg:y1="21.955cm" svg:x2="2.27cm" svg:y2="23.86cm">
          <text:p/>
        </draw:line>
        <draw:line draw:style-name="gr9" draw:text-style-name="P4" draw:layer="controls" svg:x1="6.715cm" svg:y1="23.86cm" svg:x2="6.715cm" svg:y2="21.955cm">
          <text:p text:style-name="P2"><text:span text:style-name="T2">D</text:span></text:p>
        </draw:line>
        <draw:rect draw:style-name="gr2" draw:text-style-name="P2" draw:layer="layout" svg:width="6.35cm" svg:height="4.445cm" svg:x="1cm" svg:y="11.795cm">
          <text:p text:style-name="P2">Comité d'Animation</text:p>
        </draw:rect>
        <draw:line draw:style-name="gr1" draw:text-style-name="P1" draw:layer="layout" svg:x1="4.175cm" svg:y1="9.255cm" svg:x2="4.175cm" svg:y2="11.795cm">
          <text:p/>
        </draw:line>
        <draw:rect draw:style-name="gr4" draw:text-style-name="P3" draw:layer="layout" svg:width="3.81cm" svg:height="0.635cm" svg:x="1.635cm" svg:y="18.145cm">
          <text:p text:style-name="P2"><text:span text:style-name="T1">Feuille de EVE</text:span></text:p>
        </draw:rect>
        <draw:rect draw:style-name="gr4" draw:text-style-name="P3" draw:layer="layout" svg:width="3.81cm" svg:height="0.635cm" svg:x="33.385cm" svg:y="18.145cm">
          <text:p text:style-name="P2"><text:span text:style-name="T1">Statuts</text:span></text:p>
        </draw:rect>
        <draw:line draw:style-name="gr14" draw:text-style-name="P1" draw:layer="layout" svg:x1="28.305cm" svg:y1="16.875cm" svg:x2="28.305cm" svg:y2="19.415cm">
          <text:p/>
        </draw:line>
        <draw:frame draw:style-name="gr17" draw:layer="layout" svg:width="3.175cm" svg:height="0.962cm" svg:x="25.131cm" svg:y="16.875cm">
          <draw:text-box>
            <text:p text:style-name="P8">ouvertes</text:p>
          </draw:text-box>
        </draw:frame>
        <draw:frame draw:style-name="gr17" draw:layer="layout" svg:width="3.175cm" svg:height="0.962cm" svg:x="28.305cm" svg:y="16.875cm">
          <draw:text-box>
            <text:p text:style-name="P9">fermées</text:p>
          </draw:text-box>
        </draw:frame>
        <draw:rect draw:style-name="gr15" draw:text-style-name="P1" draw:layer="layout" svg:width="19.685cm" svg:height="3.175cm" svg:x="20.05cm" svg:y="6.08cm">
          <text:p/>
        </draw:rect>
        <draw:rect draw:style-name="gr4" draw:text-style-name="P3" draw:layer="layout" svg:width="3.175cm" svg:height="0.635cm" svg:x="25.13cm" svg:y="7.35cm">
          <text:p text:style-name="P2"><text:span text:style-name="T1">Élus CEVU</text:span></text:p>
        </draw:rect>
        <draw:rect draw:style-name="gr4" draw:text-style-name="P3" draw:layer="layout" svg:width="3.175cm" svg:height="0.635cm" svg:x="21.32cm" svg:y="7.35cm">
          <text:p text:style-name="P2"><text:span text:style-name="T1">VP étudiants</text:span></text:p>
        </draw:rect>
        <draw:rect draw:style-name="gr4" draw:text-style-name="P3" draw:layer="layout" svg:width="3.175cm" svg:height="0.635cm" svg:x="29.575cm" svg:y="6.715cm">
          <text:p text:style-name="P2"><text:span text:style-name="T1">Cap Berriat</text:span></text:p>
        </draw:rect>
        <draw:rect draw:style-name="gr4" draw:text-style-name="P3" draw:layer="layout" svg:width="3.175cm" svg:height="0.635cm" svg:x="29.575cm" svg:y="7.985cm">
          <text:p text:style-name="P2"><text:span text:style-name="T1">Invité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8-11-08T16:52:59</meta:creation-date>
    <dc:date>2008-11-22T18:21:02</dc:date>
    <meta:editing-cycles>38</meta:editing-cycles>
    <meta:editing-duration>PT03H24M07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